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26cm"/>
    </style:style>
    <style:style style:name="gr3" style:family="graphic" style:parent-style-name="standard">
      <style:graphic-properties draw:stroke="none" draw:fill="none" fo:min-height="15.498cm"/>
    </style:style>
    <style:style style:name="gr4" style:family="graphic" style:parent-style-name="standard">
      <style:graphic-properties draw:stroke="none" draw:fill="none" fo:min-height="9.245cm"/>
    </style:style>
    <style:style style:name="gr5" style:family="graphic" style:parent-style-name="standard">
      <style:graphic-properties draw:stroke="none" draw:fill="none" fo:min-height="10.056cm"/>
    </style:style>
    <style:style style:name="gr6" style:family="graphic" style:parent-style-name="standard">
      <style:graphic-properties draw:stroke="none" draw:fill="none" fo:min-height="6.638cm"/>
    </style:style>
    <style:style style:name="gr7" style:family="graphic" style:parent-style-name="standard">
      <style:graphic-properties draw:stroke="none" draw:fill="none" fo:min-height="6.572cm"/>
    </style:style>
    <style:style style:name="gr8" style:family="graphic" style:parent-style-name="standard">
      <style:graphic-properties draw:stroke="none" draw:fill="none" fo:min-height="8.684cm"/>
    </style:style>
    <style:style style:name="gr9" style:family="graphic" style:parent-style-name="standard">
      <style:graphic-properties draw:stroke="none" draw:fill="none" fo:min-height="18.87cm"/>
    </style:style>
    <style:style style:name="gr10" style:family="graphic" style:parent-style-name="standard">
      <style:graphic-properties draw:stroke="none" draw:fill="none" fo:min-height="18.832cm"/>
    </style:style>
    <style:style style:name="gr11" style:family="graphic" style:parent-style-name="standard">
      <style:graphic-properties draw:stroke="none" draw:fill="none" fo:min-height="0.79cm"/>
    </style:style>
    <style:style style:name="gr12" style:family="graphic" style:parent-style-name="standard">
      <style:graphic-properties draw:stroke="none" draw:fill="none" fo:min-height="20.049cm"/>
    </style:style>
    <style:style style:name="gr13" style:family="graphic" style:parent-style-name="standard">
      <style:graphic-properties draw:stroke="none" draw:fill="none" fo:min-height="7.304cm"/>
    </style:style>
    <style:style style:name="gr14" style:family="graphic" style:parent-style-name="standard">
      <style:graphic-properties draw:stroke="none" draw:fill="none" fo:min-height="11.378cm"/>
    </style:style>
    <style:style style:name="gr15" style:family="graphic" style:parent-style-name="standard">
      <style:graphic-properties draw:stroke="none" draw:fill="none" fo:min-height="11.254cm"/>
    </style:style>
    <style:style style:name="pr1" style:family="presentation" style:parent-style-name="Default-title">
      <style:graphic-properties draw:auto-grow-height="true" fo:min-height="0.991cm"/>
    </style:style>
    <style:style style:name="pr2" style:family="presentation" style:parent-style-name="Default-subtitle">
      <style:graphic-properties draw:fill-color="#ffffff" draw:auto-grow-height="true" fo:min-height="9.12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103cm"/>
    </style:style>
    <style:style style:name="pr10" style:family="presentation" style:parent-style-name="Default-title">
      <style:graphic-properties fo:min-height="2.211cm"/>
    </style:style>
    <style:style style:name="pr11" style:family="presentation" style:parent-style-name="Default-outline1" style:list-style-name="L3">
      <style:graphic-properties fo:min-height="13.61cm"/>
    </style:style>
    <style:style style:name="pr12" style:family="presentation" style:parent-style-name="Default-outline1" style:list-style-name="L3">
      <style:graphic-properties fo:min-height="13.61cm"/>
    </style:style>
    <style:style style:name="pr13" style:family="presentation" style:parent-style-name="Default-title">
      <style:graphic-properties fo:min-height="1.957cm"/>
    </style:style>
    <style:style style:name="pr14" style:family="presentation" style:parent-style-name="Default-outline1" style:list-style-name="L5">
      <style:graphic-properties fo:min-height="13.61cm"/>
    </style:style>
    <style:style style:name="pr15" style:family="presentation" style:parent-style-name="Default-title">
      <style:graphic-properties fo:min-height="2.719cm"/>
    </style:style>
    <style:style style:name="P1" style:family="paragraph">
      <style:text-properties fo:color="#0000ff"/>
    </style:style>
    <style:style style:name="P2" style:family="paragraph">
      <style:text-properties fo:font-size="32pt"/>
    </style:style>
    <style:style style:name="P3" style:family="paragraph">
      <style:paragraph-properties fo:margin-top="0cm" fo:margin-bottom="0cm">
        <style:tab-stops/>
      </style:paragraph-properties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color="#000000"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9" style:family="paragraph">
      <style:paragraph-properties fo:margin-top="0cm" fo:margin-bottom="0cm"/>
      <style:text-properties fo:font-size="28pt" style:font-size-asian="28pt" style:font-size-complex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family="'Courier 10 Pitch'" style:font-pitch="fixed" fo:font-size="13pt" style:font-size-asian="13pt" style:font-size-complex="13pt"/>
    </style:style>
    <style:style style:name="P13" style:family="paragraph">
      <style:paragraph-properties fo:margin-top="0.42cm" fo:margin-bottom="0.35cm"/>
      <style:text-properties fo:font-family="'Courier 10 Pitch'" style:font-pitch="fixed" fo:font-size="24pt" style:font-size-asian="24pt" style:font-size-complex="24pt"/>
    </style:style>
    <style:style style:name="P14" style:family="paragraph">
      <style:text-properties fo:font-family="'Courier 10 Pitch'" style:font-pitch="fixed" fo:font-size="24pt" style:font-size-asian="24pt" style:font-size-complex="24pt"/>
    </style:style>
    <style:style style:name="P15" style:family="paragraph">
      <style:text-properties fo:font-family="'Courier 10 Pitch'" style:font-pitch="fixed" fo:font-size="15pt" style:font-size-asian="15pt" style:font-size-complex="15pt"/>
    </style:style>
    <style:style style:name="T1" style:family="text">
      <style:text-properties fo:color="#0000ff"/>
    </style:style>
    <style:style style:name="T2" style:family="text">
      <style:text-properties fo:color="#0000ff"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style:text-position="super 58%" fo:font-size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family="'Courier 10 Pitch'" style:font-pitch="fixed" fo:font-size="18pt" style:font-size-asian="18pt" style:font-size-complex="18pt"/>
    </style:style>
    <style:style style:name="T13" style:family="text">
      <style:text-properties fo:font-family="'Courier 10 Pitch'" style:font-pitch="fixed" fo:font-size="24pt" style:font-size-asian="24pt" style:font-size-complex="24pt"/>
    </style:style>
    <style:style style:name="T14" style:family="text">
      <style:text-properties fo:color="#0000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574cm" svg:x="1.4cm" svg:y="2.551cm" presentation:class="title" presentation:user-transformed="true">
          <draw:text-box>
            <text:p><text:span text:style-name="T1">Scientific Computing Centered around SQL queries</text:span><text:span text:style-name="T1"><text:line-break/></text:span><text:span text:style-name="T2">(with postgreSQL)</text:span></text:p>
          </draw:text-box>
        </draw:frame>
        <draw:frame presentation:style-name="pr2" draw:text-style-name="P2" draw:layer="layout" svg:width="25.199cm" svg:height="9.121cm" svg:x="1.4cm" svg:y="9.652cm" presentation:class="subtitle" presentation:user-transformed="true">
          <draw:text-box>
            <text:p><text:span text:style-name="T3">Bill Martin</text:span></text:p>
            <text:p><text:span text:style-name="T3"><text:a xlink:href="mailto:wfmartin@ucdavis.edu">wfmartin@ucdavis.edu</text:a></text:span></text:p>
            <text:p><text:span text:style-name="T3">April 17</text:span><text:span text:style-name="T4">th</text:span><text:span text:style-name="T3">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y SQL databases?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igh level, intuitive, declarative query language.</text:p>
              </text:list-item>
              <text:list-item>
                <text:p xml:id="id1" text:id="id1">Efficient handling of data too big to hold in memory.</text:p>
              </text:list-item>
              <text:list-item>
                <text:p xml:id="id2" text:id="id2">Supports a functional programming approach.</text:p>
              </text:list-item>
              <text:list-item>
                <text:p xml:id="id3" text:id="id3">Formalization of data structures/model and organization.</text:p>
              </text:list-item>
              <text:list-item>
                <text:p xml:id="id4" text:id="id4">Interoperability with many programming langu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924cm" svg:height="3.506cm" svg:x="0.508cm" svg:y="0.837cm" presentation:class="title" presentation:user-transformed="true">
          <draw:text-box>
            <text:list text:style-name="L1">
              <text:list-header>
                <text:p><text:span text:style-name="T1">High level, intuitive, declarative query language.</text:span></text:p>
              </text:list-header>
            </text:list>
          </draw:text-box>
        </draw:frame>
        <draw:frame presentation:style-name="pr7" draw:text-style-name="P3" draw:layer="layout" svg:width="25.199cm" svg:height="10.668cm" svg:x="1.4cm" svg:y="6.604cm" presentation:class="outline" presentation:user-transformed="true">
          <draw:text-box>
            <text:list text:style-name="L3">
              <text:list-item>
                <text:p>SELECT col1, col2, …<text:line-break/>FROM <text:s/>table1, table2, …<text:line-break/>WHERE constraint1 <text:s/>AND constraint2 …</text:p>
              </text:list-item>
              <text:list-item>
                <text:p/>
              </text:list-item>
              <text:list-item>
                <text:p xml:id="id5" text:id="id5">SELECT<text:line-break/> <text:s/>col1, col2,<text:line-break/> <text:s/>(col3 + col4)/col5, …<text:line-break/>FROM ...<text:line-break/>WHERE col4 = col1 + col2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Queries can call function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SELECT<text:line-break/> <text:s/>sqrt(col1), <text:s/><text:line-break/> <text:s/>regexp_replace(col4, 'chromosome (\d+)', <text:s text:c="36"/>'chr\\1')<text:line-break/>FROM table1, table2<text:line-break/>WHERE substring(col2 from 3 for 4) = 'test'<text:line-break/>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ggregate Functions</text:span>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>SELECT<text:line-break/> <text:s/>sum(col1),<text:line-break/> <text:s/>stddev(col2)<text:line-break/>FROM table1;</text:p>
                <text:p xml:id="id6" text:id="id6"><text:line-break/>SELECT<text:line-break/> <text:s/>sum(col1),<text:line-break/> <text:s/>stddev(col2),<text:line-break/> <text:s/>col3, col4<text:line-break/>FROM table1<text:line-break/>GROUP BY col3, col4;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Efficient handling of data too big to hold in memory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dexes for efficient directed access of specific data.</text:p>
              </text:list-item>
              <text:list-item>
                <text:p>Automatic query optimizer plans most efficient access strategy, based upon actual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Facilitates a functional programming approach</text:span></text:p>
              </text:list-header>
            </text:list>
          </draw:text-box>
        </draw:frame>
        <draw:frame presentation:style-name="pr5" draw:layer="layout" svg:width="25.199cm" svg:height="11.43cm" svg:x="1.524cm" svg:y="7.62cm" presentation:class="outline" presentation:user-transformed="true">
          <draw:text-box>
            <text:list text:style-name="L2">
              <text:list-item>
                <text:p>Use tables for intermediate results.</text:p>
                <text:p><text:line-break/>CREATE TABLE tmp_table2 AS<text:line-break/> <text:s/>SELECT … <text:s/>FROM table1;<text:line-break/><text:line-break/>CREATE TABLE tmp_table3 AS<text:line-break/> <text:s/>SELECT … FROM tmp_table2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emporary Intermediate Tables within a query</text:span></text:p>
          </draw:text-box>
        </draw:frame>
        <draw:frame presentation:style-name="pr5" draw:layer="layout" svg:width="27.178cm" svg:height="13.859cm" svg:x="0cm" svg:y="4.914cm" presentation:class="outline" presentation:user-transformed="true">
          <draw:text-box>
            <text:list text:style-name="L2">
              <text:list-header>
                <text:p>WITH<text:line-break/> <text:s/>tmp_table_2 AS (<text:line-break/> <text:s text:c="3"/>SELECT … FROM table1<text:line-break/> <text:s text:c="3"/>),<text:line-break/> <text:s/>tmp_table_3 AS (<text:line-break/> <text:s text:c="3"/>SELECT … FROM tmp_table_2<text:line-break/> <text:s text:c="3"/>)<text:line-break/>SELECT …<text:line-break/>FROM tmp_table_3,<text:line-break/> <text:s text:c="3"/>(SELECT x,y,z FROM table_5) AS tmp_table_4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Formalization of data structures/model and organization</text:span></text:p>
              </text:list-header>
            </text:list>
          </draw:text-box>
        </draw:frame>
        <draw:frame presentation:style-name="pr5" draw:layer="layout" svg:width="25.199cm" svg:height="13.859cm" svg:x="1.4cm" svg:y="5.842cm" presentation:class="outline" presentation:user-transformed="true">
          <draw:text-box>
            <text:list text:style-name="L2">
              <text:list-header>
                <text:p>CREATE TABLE(<text:line-break/> <text:s/>key_col<text:tab/><text:tab/><text:tab/><text:tab/>varchar PRIMARY KEY,<text:line-break/> <text:s/>col2<text:tab/><text:tab/><text:tab/><text:tab/><text:tab/>integer,<text:line-break/> <text:s/>col3<text:tab/><text:tab/><text:tab/><text:tab/><text:tab/>real,<text:line-break/> <text:s/>col4<text:tab/><text:tab/><text:tab/><text:tab/><text:tab/>double precision,<text:line-break/> <text:s/>col5<text:tab/><text:tab/><text:tab/><text:tab/><text:tab/>integer[ ],<text:line-break/> <text:s/>col6<text:tab/><text:tab/><text:tab/><text:tab/><text:tab/>timestamp,<text:line-break/> <text:s/>col7<text:tab/><text:tab/><text:tab/><text:tab/><text:tab/>numeric(12,5)<text:line-break/> <text:s/>)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6.35cm" svg:height="3.723cm" svg:x="0.676cm" svg:y="0.38cm">
          <draw:text-box>
            <text:p><text:span text:style-name="T5">CREATE TYPE molf_peak AS (</text:span></text:p>
            <text:p><text:span text:style-name="T5"><text:s text:c="2"/></text:span><text:span text:style-name="T5">mas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ouble precision,</text:span></text:p>
            <text:p><text:span text:style-name="T5"><text:s text:c="2"/></text:span><text:span text:style-name="T5">ion_count</text:span><text:span text:style-name="T5"><text:tab/></text:span><text:span text:style-name="T5"><text:tab/></text:span><text:span text:style-name="T5"><text:tab/></text:span><text:span text:style-name="T5"><text:tab/></text:span><text:span text:style-name="T5">real</text:span></text:p>
            <text:p><text:span text:style-name="T5">);</text:span></text:p>
          </draw:text-box>
        </draw:frame>
        <draw:frame draw:style-name="gr3" draw:text-style-name="P5" draw:layer="layout" svg:width="26.924cm" svg:height="15.875cm" svg:x="0.508cm" svg:y="4.518cm">
          <draw:text-box>
            <text:p><text:span text:style-name="T5">CREATE TABLE molf_spectrum(</text:span></text:p>
            <text:p><text:span text:style-name="T5"><text:s text:c="2"/></text:span><text:span text:style-name="T5">dataset</text:span><text:span text:style-name="T5"><text:tab/></text:span><text:span text:style-name="T5"><text:tab/></text:span><text:span text:style-name="T5"><text:tab/></text:span><text:span text:style-name="T5"><text:tab/></text:span><text:span text:style-name="T5">varchar,</text:span></text:p>
            <text:p><text:span text:style-name="T5"><text:s text:c="2"/></text:span><text:span text:style-name="T5">spectrum_id</text:span><text:span text:style-name="T5"><text:tab/></text:span><text:span text:style-name="T5"><text:tab/></text:span><text:span text:style-name="T5"><text:tab/></text:span><text:span text:style-name="T5">integer, -- automatically generated (per spectrum)</text:span></text:p>
            <text:p><text:span text:style-name="T5"><text:s text:c="2"/></text:span><text:span text:style-name="T5">cpd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teger,</text:span></text:p>
            <text:p><text:span text:style-name="T5"><text:s text:c="2"/></text:span><text:span text:style-name="T5">csv_mass</text:span><text:span text:style-name="T5"><text:tab/></text:span><text:span text:style-name="T5"><text:tab/></text:span><text:span text:style-name="T5"><text:tab/></text:span><text:span text:style-name="T5">double precision,</text:span></text:p>
            <text:p><text:span text:style-name="T5"><text:s text:c="2"/></text:span><text:span text:style-name="T5">component_charge</text:span><text:span text:style-name="T5"><text:tab/></text:span><text:span text:style-name="T5">integer,</text:span></text:p>
            <text:p><text:span text:style-name="T5"><text:s text:c="2"/></text:span><text:span text:style-name="T5">mz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ouble precision,</text:span></text:p>
            <text:p><text:span text:style-name="T5"><text:s text:c="2"/></text:span><text:span text:style-name="T5">mgf_rt</text:span><text:span text:style-name="T5"><text:tab/></text:span><text:span text:style-name="T5"><text:tab/></text:span><text:span text:style-name="T5"><text:tab/></text:span><text:span text:style-name="T5"><text:tab/></text:span><text:span text:style-name="T5">real,</text:span></text:p>
            <text:p><text:span text:style-name="T5"><text:s text:c="2"/></text:span><text:span text:style-name="T5">csv_r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al,</text:span></text:p>
            <text:p><text:span text:style-name="T5"><text:s text:c="2"/></text:span><text:span text:style-name="T5">rt_width_at_half_ht</text:span><text:span text:style-name="T5"><text:tab/></text:span><text:span text:style-name="T5">real,</text:span></text:p>
            <text:p><text:span text:style-name="T5"><text:s text:c="2"/></text:span><text:span text:style-name="T5">num_neutrons</text:span><text:span text:style-name="T5"><text:tab/></text:span><text:span text:style-name="T5"><text:tab/></text:span><text:span text:style-name="T5">integer,</text:span></text:p>
            <text:p><text:span text:style-name="T5"><text:s text:c="2"/></text:span><text:span text:style-name="T5">volume</text:span><text:span text:style-name="T5"><text:tab/></text:span><text:span text:style-name="T5"><text:tab/></text:span><text:span text:style-name="T5"><text:tab/></text:span><text:span text:style-name="T5"><text:tab/></text:span><text:span text:style-name="T5">real,</text:span></text:p>
            <text:p><text:span text:style-name="T5"><text:s text:c="2"/></text:span><text:span text:style-name="T5">volume_pct</text:span><text:span text:style-name="T5"><text:tab/></text:span><text:span text:style-name="T5"><text:tab/></text:span><text:span text:style-name="T5"><text:tab/></text:span><text:span text:style-name="T5">real,</text:span></text:p>
            <text:p xml:id="id7" text:id="id7"><text:span text:style-name="T5"><text:s text:c="2"/></text:span><text:span text:style-name="T5">peak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olf_peak[ ],</text:span></text:p>
            <text:p><text:span text:style-name="T5"/></text:p>
            <text:p><text:span text:style-name="T5"><text:s text:c="2"/></text:span><text:span text:style-name="T5">PRIMARY KEY(dataset, spectrum_id)</text:span></text:p>
            <text:p><text:span text:style-name="T5">);</text:span></text:p>
            <text:p><text:span text:style-name="T5">CREATE INDEX molf_spectrum_cpd_key ON molf_spectrum(dataset, cpd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7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layer="layout" svg:width="21.144cm" svg:height="9.495cm" svg:x="0.762cm" svg:y="0.311cm">
          <draw:text-box>
            <text:p>CREATE TABLE observed_mass (</text:p>
            <text:p><text:s text:c="2"/>id<text:tab/><text:tab/><text:tab/><text:tab/><text:tab/>SERIAL PRIMARY KEY,</text:p>
            <text:p><text:s text:c="2"/>dataset<text:tab/><text:tab/><text:tab/><text:tab/>varchar,</text:p>
            <text:p><text:s text:c="2"/>peak_id<text:tab/><text:tab/><text:tab/>integer,</text:p>
            <text:p><text:s text:c="2"/>mass<text:tab/><text:tab/><text:tab/><text:tab/>numeric(10,5),</text:p>
            <text:p><text:s text:c="2"/>rt<text:tab/><text:tab/><text:tab/><text:tab/><text:tab/>real,</text:p>
            <text:p><text:s text:c="2"/>rt_width_at_half_ht<text:tab/>real,</text:p>
            <text:p><text:s text:c="2"/>quantity<text:tab/><text:tab/><text:tab/>real,</text:p>
            <text:p/>
            <text:p><text:s text:c="2"/>UNIQUE(dataset, peak_id)</text:p>
            <text:p>);</text:p>
            <text:p>CREATE INDEX observed_by_mass ON observed_mass(dataset, mass);</text:p>
          </draw:text-box>
        </draw:frame>
        <draw:frame draw:style-name="gr5" draw:layer="layout" svg:width="24.2cm" svg:height="10.306cm" svg:x="0.732cm" svg:y="10.214cm">
          <draw:text-box>
            <text:p>CREATE TABLE component_spectrum(</text:p>
            <text:p><text:s text:c="2"/>id<text:tab/><text:tab/><text:tab/><text:tab/><text:tab/>SERIAL PRIMARY KEY,</text:p>
            <text:p><text:s text:c="2"/>dataset<text:tab/><text:tab/><text:tab/><text:tab/>varchar,</text:p>
            <text:p><text:s text:c="2"/>spectrum_id<text:tab/><text:tab/><text:tab/>integer,</text:p>
            <text:p><text:s text:c="2"/>parent_peak_id<text:tab/><text:tab/>integer,</text:p>
            <text:p><text:s text:c="2"/>charge<text:tab/><text:tab/><text:tab/><text:tab/>integer,</text:p>
            <text:p><text:s text:c="2"/>num_peaks<text:tab/><text:tab/><text:tab/>integer,</text:p>
            <text:p><text:s text:c="2"/>num_neutrons<text:tab/><text:tab/>integer <text:s/>DEFAULT 0,</text:p>
            <text:p/>
            <text:p><text:s text:c="2"/>UNIQUE(dataset, spectrum_id),</text:p>
            <text:p><text:s text:c="2"/>FOREIGN KEY(dataset, parent_peak_id)</text:p>
            <text:p><text:s text:c="6"/>REFERENCES observed_mass(dataset, peak_id)</text:p>
            <text:p>);</text:p>
            <text:p>CREATE INDEX fs_by_peak_id ON component_spectrum(dataset, parent_peak_id)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sql: an SQL command shell</text:span></text:p>
          </draw:text-box>
        </draw:frame>
        <draw:frame presentation:style-name="pr8" draw:layer="layout" svg:width="25.199cm" svg:height="11.85cm" svg:x="1.4cm" svg:y="5.914cm" presentation:class="outline" presentation:user-transformed="true">
          <draw:text-box>
            <text:list text:style-name="L2">
              <text:list-item>
                <text:p>Shell designed primarily for interactive use, but also supports batch execution of scripts.</text:p>
              </text:list-item>
              <text:list-item>
                <text:p>Meta-commands get information about the database objects (tables, functions, etc.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Interoperability with many programming languages</text:span></text:p>
              </text:list-header>
            </text:list>
          </draw:text-box>
        </draw:frame>
        <draw:frame presentation:style-name="pr8" draw:layer="layout" svg:width="25.199cm" svg:height="12.678cm" svg:x="1.4cm" svg:y="6.096cm" presentation:class="outline" presentation:user-transformed="true">
          <draw:text-box>
            <text:list text:style-name="L2">
              <text:list-item>
                <text:p>There are two types of interfaces between postgres databases and various programming languages:<text:line-break/><text:line-break/>1) Stand-alone programs the “connect” to the database.<text:line-break/><text:line-break/>2) User defined functions (stored in the database) can be called from SQL quer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necting to postgres from R</text:span></text:p>
          </draw:text-box>
        </draw:frame>
        <draw:frame draw:style-name="gr6" draw:text-style-name="P5" draw:layer="layout" svg:width="26.88cm" svg:height="6.888cm" svg:x="0.552cm" svg:y="4.542cm">
          <draw:text-box>
            <text:p><text:span text:style-name="T5">library(RPostgreSQL)</text:span></text:p>
            <text:p><text:span text:style-name="T5">drv &lt;- dbDriver("PostgreSQL")</text:span></text:p>
            <text:p><text:span text:style-name="T5">con &lt;- dbConnect(drv, dbname='my_db', user='my_user', password='pwd')</text:span></text:p>
            <text:p><text:span text:style-name="T5"/></text:p>
            <text:p><text:span text:style-name="T5">query = sprintf("SELECT * FROM my_table”)</text:span></text:p>
            <text:p><text:span text:style-name="T5">rs &lt;- dbSendQuery(con, query)</text:span></text:p>
            <text:p><text:span text:style-name="T5">my_table_as_df &lt;- fetch(rs, n=-1)</text:span></text:p>
          </draw:text-box>
        </draw:frame>
        <draw:frame presentation:style-name="pr4" draw:text-style-name="P6" draw:layer="layout" svg:width="25.199cm" svg:height="3.506cm" svg:x="1.217cm" svg:y="14.184cm" presentation:class="title" presentation:user-transformed="true">
          <draw:text-box>
            <text:p text:style-name="P6"><text:span text:style-name="T6">Most modern programming languages can connect to a postgres databa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2.103cm" svg:x="1.4cm" svg:y="0.237cm" presentation:class="title" presentation:user-transformed="true">
          <draw:text-box>
            <text:p><text:span text:style-name="T1">Connecting from other languages</text:span></text:p>
          </draw:text-box>
        </draw:frame>
        <draw:frame draw:style-name="gr7" draw:layer="layout" svg:width="22.489cm" svg:height="6.822cm" svg:x="0.462cm" svg:y="2.486cm">
          <draw:text-box>
            <text:p># PERL</text:p>
            <text:p>use DBI;</text:p>
            <text:p>use DBD::Pg;</text:p>
            <text:p/>
            <text:p>my $dbh = DBI-&gt;connect("DBI:Pg:database=$dbname", $db_user);</text:p>
            <text:p/>
            <text:p>$dbh-&gt;prepare('SELECT * FROM my_table”);</text:p>
            <text:p>my $sth = $dbh-&gt;execute();</text:p>
            <text:p>my $row = $sth-&gt;fetchrow_hashref();</text:p>
          </draw:text-box>
        </draw:frame>
        <draw:frame draw:style-name="gr8" draw:text-style-name="P8" draw:layer="layout" svg:width="27.94cm" svg:height="8.934cm" svg:x="0.046cm" svg:y="10.462cm">
          <draw:text-box>
            <text:p text:style-name="P7"><text:span text:style-name="T7"># PYTHON</text:span></text:p>
            <text:p text:style-name="P7"><text:span text:style-name="T7">import psycopg2</text:span></text:p>
            <text:p text:style-name="P7"><text:span text:style-name="T7">try:</text:span></text:p>
            <text:p text:style-name="P7"><text:span text:style-name="T7"><text:s text:c="2"/></text:span><text:span text:style-name="T7">conn = psycopg2.connect(</text:span></text:p>
            <text:p text:style-name="P7"><text:span text:style-name="T7"><text:s/></text:span><text:span text:style-name="T7">"dbname='template1' user='dbuser' host='localhost' password='dbpass'");</text:span></text:p>
            <text:p text:style-name="P7"><text:span text:style-name="T7">except:</text:span></text:p>
            <text:p text:style-name="P7"><text:span text:style-name="T7"><text:s text:c="2"/></text:span><text:span text:style-name="T7">print "I am unable to connect to the database"</text:span></text:p>
            <text:p text:style-name="P7"><text:span text:style-name="T7"/></text:p>
            <text:p text:style-name="P7"><text:span text:style-name="T7">cur = conn.cursor()</text:span></text:p>
            <text:p text:style-name="P7"><text:span text:style-name="T7">cur.execute("""SELECT datname from pg_database""")</text:span></text:p>
            <text:p text:style-name="P7"><text:span text:style-name="T7">rows = cur.fetchall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2.211cm" svg:x="1.4cm" svg:y="0.437cm" presentation:class="title" presentation:user-transformed="true">
          <draw:text-box>
            <text:p><text:span text:style-name="T1">User Defined Functions</text:span></text:p>
          </draw:text-box>
        </draw:frame>
        <draw:frame presentation:style-name="pr11" draw:text-style-name="P9" draw:layer="layout" svg:width="25.199cm" svg:height="5.948cm" svg:x="1.4cm" svg:y="3.358cm" presentation:class="outline" presentation:user-transformed="true">
          <draw:text-box>
            <text:list text:style-name="L3">
              <text:list-header>
                <text:p text:style-name="P9"><text:span text:style-name="T8">CREATE [ OR REPLACE ] FUNCTION</text:span></text:p>
              </text:list-header>
              <text:list-item>
                <text:p text:style-name="P9"><text:span text:style-name="T8"><text:s text:c="4"/></text:span><text:span text:style-name="T8">name ( [ <text:s/>[ argname ] argtype [, ...] ] )</text:span></text:p>
              </text:list-item>
              <text:list-item>
                <text:p text:style-name="P9"><text:span text:style-name="T8"><text:s text:c="2"/></text:span><text:span text:style-name="T8">RETURNS rettype</text:span></text:p>
              </text:list-item>
              <text:list-item>
                <text:p text:style-name="P9"><text:span text:style-name="T8"><text:s text:c="2"/></text:span><text:span text:style-name="T8">LANGUAGE lang_name</text:span></text:p>
              </text:list-item>
              <text:list-item>
                <text:p text:style-name="P9"><text:span text:style-name="T8"><text:s text:c="2"/></text:span><text:span text:style-name="T8">AS 'definition';</text:span></text:p>
              </text:list-item>
            </text:list>
          </draw:text-box>
        </draw:frame>
        <draw:frame presentation:style-name="pr12" draw:text-style-name="P10" draw:layer="layout" svg:width="25.199cm" svg:height="9.868cm" svg:x="1.27cm" svg:y="9.932cm" presentation:class="outline" presentation:user-transformed="true">
          <draw:text-box>
            <text:list text:style-name="L3">
              <text:list-item>
                <text:p text:style-name="P10"><text:span text:style-name="T2">Languages supported:</text:span><text:span text:style-name="T8"><text:line-break/></text:span><text:span text:style-name="T8"><text:tab/></text:span><text:span text:style-name="T8">pl/pgsql*, pl/perl, pl/python, pl/tcl</text:span><text:span text:style-name="T8"><text:line-break/></text:span><text:span text:style-name="T8"><text:tab/></text:span><text:span text:style-name="T8">(in core distribution)</text:span><text:span text:style-name="T8"><text:line-break/></text:span><text:span text:style-name="T8"><text:line-break/></text:span><text:span text:style-name="T8"><text:tab/></text:span><text:span text:style-name="T8">pl/r, pl/java, pl/ruby, pl/sh, pl/scheme</text:span><text:span text:style-name="T8"><text:line-break/></text:span><text:span text:style-name="T8"><text:tab/></text:span><text:span text:style-name="T8">(externally available packages)</text:span><text:span text:style-name="T8"><text:line-break/></text:span><text:span text:style-name="T8"><text:line-break/></text:span><text:span text:style-name="T8"><text:tab/></text:span><text:span text:style-name="T8">C <text:s/>(handled quite differently, requiring installations)</text:span><text:span text:style-name="T8"><text:line-break/></text:span><text:span text:style-name="T8"><text:line-break/></text:span><text:span text:style-name="T8">* debugger available from EnterpriseDB for pl/pgsq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9" draw:text-style-name="P11" draw:layer="layout" svg:width="22.092cm" svg:height="20.057cm" svg:x="3.105cm" svg:y="0.284cm">
          <draw:text-box>
            <text:p><text:span text:style-name="T9">CREATE OR REPLACE FUNCTION compute_peptide_mass(p_seq varchar)</text:span></text:p>
            <text:p><text:span text:style-name="T9"><text:s text:c="4"/></text:span><text:span text:style-name="T9">RETURNS double precision </text:span></text:p>
            <text:p><text:span text:style-name="T9"><text:s text:c="4"/></text:span><text:span text:style-name="T9">LANGUAGE plperl AS $$</text:span></text:p>
            <text:p><text:span text:style-name="T9"><text:s text:c="2"/></text:span><text:span text:style-name="T9">my ($seq) = @_;</text:span></text:p>
            <text:p><text:span text:style-name="T9"><text:s text:c="2"/></text:span><text:span text:style-name="T9">my $mass = 0.0;</text:span></text:p>
            <text:p><text:span text:style-name="T9"/></text:p>
            <text:p><text:span text:style-name="T9"><text:s text:c="2"/></text:span><text:span text:style-name="T10">my %aa_masses = (</text:span></text:p>
            <text:p><text:span text:style-name="T10"><text:s text:c="3"/></text:span><text:span text:style-name="T10">A =&gt; 71.037114,</text:span></text:p>
            <text:p><text:span text:style-name="T10"><text:s text:c="3"/></text:span><text:span text:style-name="T10">R =&gt; 156.101111,</text:span></text:p>
            <text:p><text:span text:style-name="T10"><text:s text:c="3"/></text:span><text:span text:style-name="T10">N =&gt; 114.042927,</text:span></text:p>
            <text:p><text:span text:style-name="T10"><text:s text:c="3"/></text:span><text:span text:style-name="T10">D =&gt; 115.026943,</text:span></text:p>
            <text:p><text:span text:style-name="T10"><text:s text:c="3"/></text:span><text:span text:style-name="T10">C =&gt; 103.009185,</text:span></text:p>
            <text:p><text:span text:style-name="T10"><text:s text:c="3"/></text:span><text:span text:style-name="T10">E =&gt; 129.042593,</text:span></text:p>
            <text:p><text:span text:style-name="T10"><text:s text:c="3"/></text:span><text:span text:style-name="T10">Q =&gt; 128.058578,</text:span></text:p>
            <text:p><text:span text:style-name="T10"><text:s text:c="3"/></text:span><text:span text:style-name="T10">G =&gt; 57.021464,</text:span></text:p>
            <text:p><text:span text:style-name="T10"><text:s text:c="3"/></text:span><text:span text:style-name="T10">H =&gt; 137.058912,</text:span></text:p>
            <text:p><text:span text:style-name="T10"><text:s text:c="3"/></text:span><text:span text:style-name="T10">I =&gt; 113.084064,</text:span></text:p>
            <text:p><text:span text:style-name="T10"><text:s text:c="3"/></text:span><text:span text:style-name="T10">L =&gt; 113.084064,</text:span></text:p>
            <text:p><text:span text:style-name="T10"><text:s text:c="3"/></text:span><text:span text:style-name="T10">K =&gt; 128.094963,</text:span></text:p>
            <text:p><text:span text:style-name="T10"><text:s text:c="3"/></text:span><text:span text:style-name="T10">M =&gt; 131.040485,</text:span></text:p>
            <text:p><text:span text:style-name="T10"><text:s text:c="3"/></text:span><text:span text:style-name="T10">F =&gt; 147.068414,</text:span></text:p>
            <text:p><text:span text:style-name="T10"><text:s text:c="3"/></text:span><text:span text:style-name="T10">P =&gt; 97.052764,</text:span></text:p>
            <text:p><text:span text:style-name="T10"><text:s text:c="3"/></text:span><text:span text:style-name="T10">S =&gt; 87.032028,</text:span></text:p>
            <text:p><text:span text:style-name="T10"><text:s text:c="3"/></text:span><text:span text:style-name="T10">T =&gt; 101.047679,</text:span></text:p>
            <text:p><text:span text:style-name="T10"><text:s text:c="3"/></text:span><text:span text:style-name="T10">W =&gt; 186.079313,</text:span></text:p>
            <text:p><text:span text:style-name="T10"><text:s text:c="3"/></text:span><text:span text:style-name="T10">Y =&gt; 163.06332,</text:span></text:p>
            <text:p><text:span text:style-name="T10"><text:s text:c="3"/></text:span><text:span text:style-name="T10">V =&gt; 99.068414,</text:span></text:p>
            <text:p><text:span text:style-name="T10"><text:s text:c="2"/></text:span><text:span text:style-name="T10">);</text:span></text:p>
            <text:p><text:span text:style-name="T9"/></text:p>
            <text:p><text:span text:style-name="T9"><text:s text:c="2"/></text:span><text:span text:style-name="T9">foreach (0..length($seq)-1) {</text:span></text:p>
            <text:p><text:span text:style-name="T9"><text:s text:c="4"/></text:span><text:span text:style-name="T9">$mass += $aa_masses{substr($seq, $_,1)};</text:span></text:p>
            <text:p><text:span text:style-name="T9"><text:s text:c="2"/></text:span><text:span text:style-name="T9">}</text:span></text:p>
            <text:p><text:span text:style-name="T9"><text:s text:c="2"/></text:span><text:span text:style-name="T9">$mass;</text:span></text:p>
            <text:p><text:span text:style-name="T9">$$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22.414cm" svg:height="20.212cm" svg:x="1.778cm" svg:y="0.476cm">
          <draw:text-box>
            <text:p text:style-name="P12"><text:span text:style-name="T11">CREATE OR REPLACE FUNCTION generate_graphs(</text:span></text:p>
            <text:p text:style-name="P12"><text:span text:style-name="T11"><text:s text:c="4"/></text:span><text:span text:style-name="T11">main_title <text:s text:c="14"/>varchar,</text:span></text:p>
            <text:p text:style-name="P12"><text:span text:style-name="T11"><text:s text:c="4"/></text:span><text:span text:style-name="T11">chromosome <text:s text:c="14"/>varchar,</text:span></text:p>
            <text:p text:style-name="P12"><text:span text:style-name="T11"><text:s text:c="4"/></text:span><text:span text:style-name="T11">chrom_length <text:s text:c="12"/>integer,</text:span></text:p>
            <text:p text:style-name="P12"><text:span text:style-name="T11"><text:s text:c="4"/></text:span><text:span text:style-name="T11">use_tns <text:s text:c="17"/>boolean,</text:span></text:p>
            <text:p text:style-name="P12"><text:span text:style-name="T11"><text:s text:c="4"/></text:span><text:span text:style-name="T11">by_gene_counts <text:s text:c="10"/>boolean,</text:span></text:p>
            <text:p text:style-name="P12"><text:span text:style-name="T11"><text:s text:c="4"/></text:span><text:span text:style-name="T11">x_axis_bp <text:s text:c="15"/>boolean,</text:span></text:p>
            <text:p text:style-name="P12"><text:span text:style-name="T11"><text:s text:c="4"/></text:span><text:span text:style-name="T11">output_dir <text:s text:c="14"/>varchar,</text:span></text:p>
            <text:p text:style-name="P12"><text:span text:style-name="T11"><text:s text:c="4"/></text:span><text:span text:style-name="T11">outfile_fmt_str <text:s text:c="9"/>varchar,</text:span></text:p>
            <text:p text:style-name="P12"><text:span text:style-name="T11"><text:s text:c="4"/></text:span><text:span text:style-name="T11">graphics_file_type <text:s text:c="6"/>varchar)</text:span></text:p>
            <text:p text:style-name="P12"><text:span text:style-name="T11"><text:s text:c="4"/></text:span><text:span text:style-name="T11">RETURNS void</text:span></text:p>
            <text:p text:style-name="P12"><text:span text:style-name="T11"><text:s text:c="4"/></text:span><text:span text:style-name="T11">LANGUAGE plr AS $$</text:span></text:p>
            <text:p text:style-name="P12"><text:span text:style-name="T11"/></text:p>
            <text:p text:style-name="P12"><text:span text:style-name="T11"><text:s text:c="2"/></text:span><text:span text:style-name="T11">if (!file.exists(output_dir)) <text:s text:c="2"/>dir.create(output_dir, mode="0755")</text:span></text:p>
            <text:p text:style-name="P12"><text:span text:style-name="T11"/></text:p>
            <text:p text:style-name="P12"><text:span text:style-name="T11"><text:s text:c="2"/></text:span><text:span text:style-name="T11">stats_types = if (use_tns) c('pvalue','anc','tns') else c('pvalue','anc')</text:span></text:p>
            <text:p text:style-name="P12"><text:span text:style-name="T11"/></text:p>
            <text:p text:style-name="P12"><text:span text:style-name="T11"><text:s text:c="2"/></text:span><text:span text:style-name="T11">#-----------------------------------------------------------------------</text:span></text:p>
            <text:p text:style-name="P12"><text:span text:style-name="T11"><text:s text:c="2"/></text:span><text:span text:style-name="T11"># <text:s/>Read the grid values from the database.</text:span></text:p>
            <text:p text:style-name="P12"><text:span text:style-name="T11"><text:s text:c="2"/></text:span><text:span text:style-name="T11">#-----------------------------------------------------------------------</text:span></text:p>
            <text:p text:style-name="P12"><text:span text:style-name="T11"><text:s text:c="2"/></text:span><text:span text:style-name="T11">grid_df = pg.spi.exec('SELECT * FROM tmp_grid_values ORDER BY y,x')</text:span></text:p>
            <text:p text:style-name="P12"><text:span text:style-name="T11"/></text:p>
            <text:p text:style-name="P12"><text:span text:style-name="T11"><text:s text:c="2"/></text:span><text:span text:style-name="T11">#-----------------------------------------------------------------------</text:span></text:p>
            <text:p text:style-name="P12"><text:span text:style-name="T11"><text:s text:c="2"/></text:span><text:span text:style-name="T11"># <text:s/>Set up x-axis details:</text:span></text:p>
            <text:p text:style-name="P12"><text:span text:style-name="T11"><text:s text:c="2"/></text:span><text:span text:style-name="T11">#-----------------------------------------------------------------------</text:span></text:p>
            <text:p text:style-name="P12"><text:span text:style-name="T11"><text:s text:c="2"/></text:span><text:span text:style-name="T11">x_values = sort(unique(grid_df$x))</text:span></text:p>
            <text:p text:style-name="P12"><text:span text:style-name="T11"><text:s text:c="2"/></text:span><text:span text:style-name="T11">if (x_axis_bp) { <text:s text:c="11"/># <text:s/>x-axis details by base pairs</text:span></text:p>
            <text:p text:style-name="P12"><text:span text:style-name="T11"><text:s text:c="4"/></text:span><text:span text:style-name="T11">x_ticks <text:s/>= 10000000 * (0:(max(x_values) %/% 10000000))</text:span></text:p>
            <text:p text:style-name="P12"><text:span text:style-name="T11"><text:s text:c="4"/></text:span><text:span text:style-name="T11">x_tick_labels = x_ticks/1000000</text:span></text:p>
            <text:p text:style-name="P12"><text:span text:style-name="T11"><text:s text:c="4"/></text:span><text:span text:style-name="T11">x_axis_label = sprintf("Location on chromosome %s (MB)", chromosome)</text:span></text:p>
            <text:p text:style-name="P12"><text:span text:style-name="T11"><text:s text:c="2"/></text:span><text:span text:style-name="T11">} else { <text:s text:c="19"/># <text:s/>x-axis details by gene index</text:span></text:p>
            <text:p text:style-name="P12"><text:span text:style-name="T11"><text:s text:c="4"/></text:span><text:span text:style-name="T11">x_ticks <text:s/>= seq(0, max(x_values), 100)</text:span></text:p>
            <text:p text:style-name="P12"><text:span text:style-name="T11"><text:s text:c="4"/></text:span><text:span text:style-name="T11">x_tick_labels = x_ticks</text:span></text:p>
            <text:p text:style-name="P12"><text:span text:style-name="T11"><text:s text:c="4"/></text:span><text:span text:style-name="T11">x_axis_label = sprintf("Gene index on chromosome %s", chromosome)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2">(TRUNCATE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13" draw:layer="layout" svg:width="20.144cm" svg:height="11.893cm" svg:x="3.478cm" svg:y="5.125cm">
          <draw:text-box>
            <text:p text:style-name="P13"><text:span text:style-name="T13">CREATE FUNCTION r_median(_float8)</text:span><text:span text:style-name="T13"><text:line-break/></text:span><text:span text:style-name="T13"> <text:s text:c="3"/>RETURNS float</text:span><text:span text:style-name="T13"><text:line-break/></text:span><text:span text:style-name="T13"> <text:s text:c="3"/>LANGUAGE plr AS</text:span><text:span text:style-name="T13"><text:line-break/></text:span><text:span text:style-name="T13"> <text:s/>'median(arg1)';</text:span></text:p>
            <text:p text:style-name="P13"><text:span text:style-name="T13"/></text:p>
            <text:p text:style-name="P13"><text:span text:style-name="T13">CREATE AGGREGATE median(</text:span><text:span text:style-name="T13"><text:line-break/></text:span><text:span text:style-name="T13"> <text:s/>sfunc = plr_array_accum,</text:span><text:span text:style-name="T13"><text:line-break/></text:span><text:span text:style-name="T13"> <text:s/>basetype = float8,</text:span><text:span text:style-name="T13"><text:line-break/></text:span><text:span text:style-name="T13"> <text:s/>stype = _float8,</text:span><text:span text:style-name="T13"><text:line-break/></text:span><text:span text:style-name="T13"> <text:s/>finalfunc = r_median</text:span><text:span text:style-name="T13"><text:line-break/></text:span><text:span text:style-name="T13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-postgres interface</text:span>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ffortless reading of rows into data frames.</text:p>
              </text:list-item>
              <text:list-item>
                <text:p>Functions can return “SETOF” rows with merely “return(df)”.</text:p>
              </text:list-item>
              <text:list-item>
                <text:p>Automatic mapping between NULL (in the database) and NA (in R).</text:p>
              </text:list-item>
              <text:list-item>
                <text:p>Since postgres 9.0, installation of pl/R is eas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1" draw:layer="layout" svg:width="23.566cm" svg:height="20.315cm" svg:x="2.032cm" svg:y="0.275cm">
          <draw:text-box>
            <text:p text:style-name="P11"><text:span text:style-name="T9">#ifdef PG_MODULE_MAGIC</text:span></text:p>
            <text:p text:style-name="P11"><text:span text:style-name="T9">PG_MODULE_MAGIC;</text:span></text:p>
            <text:p text:style-name="P11"><text:span text:style-name="T9">#endif</text:span></text:p>
            <text:p text:style-name="P11"><text:span text:style-name="T9"/></text:p>
            <text:p text:style-name="P11"><text:span text:style-name="T9">PG_FUNCTION_INFO_V1(expand_glycan_id);</text:span></text:p>
            <text:p text:style-name="P11"><text:span text:style-name="T9">Datum expand_glycan_id(PG_FUNCTION_ARGS) {</text:span></text:p>
            <text:p text:style-name="P11"><text:span text:style-name="T9"><text:s text:c="2"/></text:span><text:span text:style-name="T9">GLYCAN_BITS var;</text:span></text:p>
            <text:p text:style-name="P11"><text:span text:style-name="T9"><text:s text:c="2"/></text:span><text:span text:style-name="T9">var.glycan_id = PG_GETARG_INT32(0);</text:span></text:p>
            <text:p text:style-name="P11"><text:span text:style-name="T9"/></text:p>
            <text:p text:style-name="P11"><text:span text:style-name="T9"><text:s text:c="2"/></text:span><text:span text:style-name="T9">Datum *out_values = (Datum *)palloc(sizeof(Datum) * NUM_FIELDS);</text:span></text:p>
            <text:p text:style-name="P11"><text:span text:style-name="T9"><text:s text:c="2"/></text:span><text:span text:style-name="T9">bool *out_is_null = (bool *)palloc(sizeof(bool) * NUM_FIELDS);</text:span></text:p>
            <text:p text:style-name="P11"><text:span text:style-name="T9"><text:s text:c="2"/></text:span><text:span text:style-name="T9">memset(out_is_null, 0, sizeof(bool)*8);</text:span></text:p>
            <text:p text:style-name="P11"><text:span text:style-name="T9"/></text:p>
            <text:p text:style-name="P11"><text:span text:style-name="T9"><text:s text:c="2"/></text:span><text:span text:style-name="T9">out_values[0] = Int32GetDatum(var.sulfate);</text:span></text:p>
            <text:p text:style-name="P11"><text:span text:style-name="T9"><text:s text:c="2"/></text:span><text:span text:style-name="T9">out_values[1] = Int32GetDatum(var.pent);</text:span></text:p>
            <text:p text:style-name="P11"><text:span text:style-name="T9"><text:s text:c="2"/></text:span><text:span text:style-name="T9">out_values[2] = Int32GetDatum(var.neugc);</text:span></text:p>
            <text:p text:style-name="P11"><text:span text:style-name="T9"><text:s text:c="2"/></text:span><text:span text:style-name="T9">out_values[3] = Int32GetDatum(var.hexa);</text:span></text:p>
            <text:p text:style-name="P11"><text:span text:style-name="T9"><text:s text:c="2"/></text:span><text:span text:style-name="T9">out_values[4] = Int32GetDatum(var.hex);</text:span></text:p>
            <text:p text:style-name="P11"><text:span text:style-name="T9"><text:s text:c="2"/></text:span><text:span text:style-name="T9">out_values[5] = Int32GetDatum(var.hexnac);</text:span></text:p>
            <text:p text:style-name="P11"><text:span text:style-name="T9"><text:s text:c="2"/></text:span><text:span text:style-name="T9">out_values[6] = Int32GetDatum(var.fuc);</text:span></text:p>
            <text:p text:style-name="P11"><text:span text:style-name="T9"><text:s text:c="2"/></text:span><text:span text:style-name="T9">out_values[7] = Int32GetDatum(var.neuac);</text:span></text:p>
            <text:p text:style-name="P11"><text:span text:style-name="T9"/></text:p>
            <text:p text:style-name="P11"><text:span text:style-name="T9"><text:s text:c="2"/></text:span><text:span text:style-name="T9">TupleDesc resultTupleDesc;</text:span></text:p>
            <text:p text:style-name="P11"><text:span text:style-name="T9"><text:s text:c="2"/></text:span><text:span text:style-name="T9">TupleDesc blessedTupleDesc;</text:span></text:p>
            <text:p text:style-name="P11"><text:span text:style-name="T9"/></text:p>
            <text:p text:style-name="P11"><text:span text:style-name="T9"><text:s text:c="2"/></text:span><text:span text:style-name="T9">Oid resultTypeId;</text:span></text:p>
            <text:p text:style-name="P11"><text:span text:style-name="T9"><text:s text:c="2"/></text:span><text:span text:style-name="T9">TypeFuncClass r_type =</text:span></text:p>
            <text:p text:style-name="P11"><text:span text:style-name="T9"><text:s text:c="8"/></text:span><text:span text:style-name="T9">get_call_result_type(fcinfo, &amp;resultTypeId, &amp;resultTupleDesc);</text:span></text:p>
            <text:p text:style-name="P11"><text:span text:style-name="T9"><text:s text:c="2"/></text:span><text:span text:style-name="T9">blessedTupleDesc = BlessTupleDesc(resultTupleDesc);</text:span></text:p>
            <text:p text:style-name="P11"><text:span text:style-name="T9"><text:s text:c="2"/></text:span><text:span text:style-name="T9">HeapTuple heap = heap_form_tuple(blessedTupleDesc, out_values, out_is_null);</text:span></text:p>
            <text:p text:style-name="P11"><text:span text:style-name="T9"><text:s text:c="2"/></text:span><text:span text:style-name="T9">return HeapTupleGetDatum(heap);</text:span></text:p>
            <text:p text:style-name="P11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3" draw:text-style-name="P14" draw:layer="layout" svg:width="25.146cm" svg:height="7.554cm" svg:x="1.378cm" svg:y="4.572cm">
          <draw:text-box>
            <text:p text:style-name="P14"><text:span text:style-name="T13">CREATE OR REPLACE FUNCTION expand_glycan_id(</text:span></text:p>
            <text:p text:style-name="P14"><text:span text:style-name="T13"><text:s text:c="4"/></text:span><text:span text:style-name="T13">p_glycan_id integer)</text:span></text:p>
            <text:p text:style-name="P14"><text:span text:style-name="T13"><text:s text:c="4"/></text:span><text:span text:style-name="T13">RETURNS glycan_recipes </text:span></text:p>
            <text:p text:style-name="P14"><text:span text:style-name="T13"><text:s text:c="4"/></text:span><text:span text:style-name="T13">LANGUAGE C AS '/home/bmartin/GP/C_MODULES/expand_glycan_id.so'</text:span></text:p>
            <text:p text:style-name="P14"><text:span text:style-name="T13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3" draw:text-style-name="P1" draw:layer="layout" svg:width="25.199cm" svg:height="1.957cm" svg:x="1.4cm" svg:y="0.837cm" presentation:class="title" presentation:user-transformed="true">
          <draw:text-box>
            <text:p text:style-name="P1"><text:span text:style-name="T1">makefile</text:span></text:p>
          </draw:text-box>
        </draw:frame>
        <draw:frame draw:style-name="gr14" draw:layer="layout" svg:width="26.536cm" svg:height="11.628cm" svg:x="0.508cm" svg:y="4.408cm">
          <draw:text-box>
            <text:p>DATABASE=mass_spec</text:p>
            <text:p/>
            <text:p>INCLUDE_DIR=`pg_config --includedir`</text:p>
            <text:p>SRVR_INCLUDE_DIR=`pg_config --includedir-server`</text:p>
            <text:p>CFLAGS = -g -pg -std=gnu99 -fpic <text:s/>-I ${INCLUDE_DIR} -I ${SRVR_INCLUDE_DIR}</text:p>
            <text:p/>
            <text:p>.SUFFIXES: .pgc</text:p>
            <text:p/>
            <text:p>%.so : %.o</text:p>
            <text:p><text:s text:c="8"/>gcc -shared -o $@ $&lt;</text:p>
            <text:p/>
            <text:p>%.pgc : </text:p>
            <text:p><text:s text:c="8"/>psql -f $*.sql $(DATABAS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Function Profiler</text:span></text:p>
          </draw:text-box>
        </draw:frame>
        <draw:frame presentation:style-name="pr14" draw:layer="layout" svg:width="25.199cm" svg:height="13.86cm" svg:x="1.4cm" svg:y="4.914cm" presentation:class="outline">
          <draw:text-box>
            <text:list text:style-name="L5">
              <text:list-item>
                <text:p>SET track_functions = 'all';</text:p>
              </text:list-item>
              <text:list-item>
                <text:p>SELECT my_test_function();</text:p>
              </text:list-item>
              <text:list-item>
                <text:p>SET track_functions = none;</text:p>
              </text:list-item>
              <text:list-item>
                <text:p>SELECT * FROM pg_stat_user_functions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5" draw:text-style-name="P1" draw:layer="layout" svg:width="25.199cm" svg:height="2.719cm" svg:x="1.4cm" svg:y="0.837cm" presentation:class="title" presentation:user-transformed="true">
          <draw:text-box>
            <text:p text:style-name="P1"><text:span text:style-name="T1">Example Profiler output </text:span><text:span text:style-name="T14">(truncated)</text:span></text:p>
          </draw:text-box>
        </draw:frame>
        <draw:frame draw:style-name="gr15" draw:text-style-name="P15" draw:layer="layout" svg:width="28cm" svg:height="11.504cm" svg:x="0cm" svg:y="6.374cm">
          <draw:text-box>
            <text:p text:style-name="P15"><text:span text:style-name="T11"><text:s/></text:span><text:span text:style-name="T11">funcid | schemaname | <text:s text:c="10"/>funcname <text:s text:c="11"/>| calls | total_time | self_time </text:span></text:p>
            <text:p text:style-name="P15"><text:span text:style-name="T11">--------+------------+-------------------------------+-------+------------+-----------</text:span></text:p>
            <text:p text:style-name="P15"><text:span text:style-name="T11"><text:s/></text:span><text:span text:style-name="T11">104995 | public <text:s text:c="4"/>| export_mgf_for_gpm <text:s text:c="11"/>| <text:s text:c="4"/>1 | <text:s text:c="6"/>5581 | <text:s text:c="5"/>5581</text:span></text:p>
            <text:p text:style-name="P15"><text:span text:style-name="T11"><text:s/></text:span><text:span text:style-name="T11">104980 | public <text:s text:c="4"/>| import_molf_data <text:s text:c="13"/>| <text:s text:c="4"/>2 | <text:s text:c="6"/>3064 | <text:s text:c="5"/>3064</text:span></text:p>
            <text:p text:style-name="P15"><text:span text:style-name="T11"><text:s/></text:span><text:span text:style-name="T11">104977 | public <text:s text:c="4"/>| parse_molf_cef <text:s text:c="15"/>| <text:s text:c="4"/>2 | <text:s text:c="6"/>2778 | <text:s text:c="5"/>2759</text:span></text:p>
            <text:p text:style-name="P15"><text:span text:style-name="T11"><text:s/></text:span><text:span text:style-name="T11">104979 | public <text:s text:c="4"/>| load_molf_data <text:s text:c="15"/>| <text:s text:c="4"/>2 | <text:s text:c="6"/>4650 | <text:s text:c="5"/>1255</text:span></text:p>
            <text:p text:style-name="P15"><text:span text:style-name="T11"><text:s/></text:span><text:span text:style-name="T11">104693 | public <text:s text:c="4"/>| array_unique_vals <text:s text:c="12"/>| 11423 | <text:s text:c="7"/>727 | <text:s text:c="6"/>727</text:span></text:p>
            <text:p text:style-name="P15"><text:span text:style-name="T11"><text:s/></text:span><text:span text:style-name="T11">104976 | public <text:s text:c="4"/>| parse_molf_csv <text:s text:c="15"/>| <text:s text:c="4"/>2 | <text:s text:c="7"/>406 | <text:s text:c="6"/>406</text:span></text:p>
            <text:p text:style-name="P15"><text:span text:style-name="T11"><text:s/></text:span><text:span text:style-name="T11">104935 | public <text:s text:c="4"/>| peak_spectrum_stats <text:s text:c="10"/>| <text:s/>7450 | <text:s text:c="7"/>902 | <text:s text:c="6"/>311</text:span></text:p>
            <text:p text:style-name="P15"><text:span text:style-name="T11"><text:s/></text:span><text:span text:style-name="T11">104936 | public <text:s text:c="4"/>| peaks_with_match_stats <text:s text:c="7"/>| <text:s text:c="4"/>1 | <text:s text:c="6"/>1489 | <text:s text:c="6"/>253</text:span></text:p>
            <text:p text:style-name="P15"><text:span text:style-name="T11"><text:s/></text:span><text:span text:style-name="T11">104854 | public <text:s text:c="4"/>| cluster_observed_masses <text:s text:c="6"/>| <text:s text:c="4"/>1 | <text:s text:c="7"/>272 | <text:s text:c="6"/>209</text:span></text:p>
            <text:p text:style-name="P15"><text:span text:style-name="T11"><text:s/></text:span><text:span text:style-name="T11">104978 | public <text:s text:c="4"/>| parse_molf_mgf <text:s text:c="15"/>| <text:s text:c="4"/>1 | <text:s text:c="7"/>209 | <text:s text:c="6"/>209</text:span></text:p>
            <text:p text:style-name="P15"><text:span text:style-name="T11"><text:s/></text:span><text:span text:style-name="T11">104982 | public <text:s text:c="4"/>| agilent_auto_ms_directions <text:s text:c="3"/>| <text:s text:c="4"/>1 | <text:s text:c="6"/>1520 | <text:s text:c="7"/>23</text:span></text:p>
            <text:p text:style-name="P15"><text:span text:style-name="T11"><text:s/></text:span><text:span text:style-name="T11">104747 | public <text:s text:c="4"/>| get_peptide_isomer_group_id <text:s text:c="2"/>| <text:s text:c="2"/>116 | <text:s text:c="8"/>23 | <text:s text:c="7"/>23</text:span></text:p>
            <text:p text:style-name="P15"><text:span text:style-name="T11"><text:s/></text:span><text:span text:style-name="T11">104997 | public <text:s text:c="4"/>| fetch_gpm_peps <text:s text:c="15"/>| <text:s text:c="4"/>1 | <text:s text:c="8"/>20 | <text:s text:c="7"/>20</text:span></text:p>
            <text:p text:style-name="P15"><text:span text:style-name="T11"><text:s/></text:span><text:span text:style-name="T11">104688 | public <text:s text:c="4"/>| read_text <text:s text:c="20"/>| <text:s text:c="4"/>2 | <text:s text:c="8"/>19 | <text:s text:c="7"/>19</text:span></text:p>
            <text:p text:style-name="P15"><text:span text:style-name="T11"><text:s/></text:span><text:span text:style-name="T11">105001 | public <text:s text:c="4"/>| gpm_map_pepid_to_compound <text:s text:c="4"/>| <text:s text:c="4"/>1 | <text:s text:c="8"/>99 | <text:s text:c="7"/>19</text:span></text:p>
            <text:p text:style-name="P15"><text:span text:style-name="T11"><text:s text:c="5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martin </meta:initial-creator>
    <meta:creation-date>2012-04-12T17:26:19</meta:creation-date>
    <meta:editing-duration>PT11H27M43S</meta:editing-duration>
    <meta:editing-cycles>16</meta:editing-cycles>
    <dc:date>2012-04-17T12:03:42</dc:date>
    <dc:creator>bmartin </dc:creator>
    <meta:generator>LibreOffice/3.4$Unix LibreOffice_project/340m1$Build-402</meta:generator>
    <meta:document-statistic meta:object-count="119"/>
  </office:meta>
</office:document-meta>
</file>